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52.3pt"/>
    </style:style>
    <style:style style:name="co4" style:family="table-column">
      <style:table-column-properties fo:break-before="auto" style:column-width="105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row#</text:p>
          </table:table-cell>
          <table:table-cell table:style-name="Default" office:value-type="string" calcext:value-type="string">
            <text:p>ledCount</text:p>
          </table:table-cell>
          <table:table-cell office:value-type="string" calcext:value-type="string">
            <text:p>horzOffsetInches</text:p>
          </table:table-cell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channelStart</text:p>
          </table:table-cell>
          <table:table-cell table:style-name="Default" office:value-type="string" calcext:value-type="string">
            <text:p>channelStart-1indexed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[.D3]+9.44444444444444" office:value-type="float" office:value="85" calcext:value-type="float">
            <text:p>85.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-2.5" calcext:value-type="float">
            <text:p>-2.5</text:p>
          </table:table-cell>
          <table:table-cell table:formula="of:=[.D4]+9.44444444444444" office:value-type="float" office:value="75.5555555555555" calcext:value-type="float">
            <text:p>75.56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-2.5" calcext:value-type="float">
            <text:p>-2.5</text:p>
          </table:table-cell>
          <table:table-cell table:formula="of:=[.D5]+9.44444444444444" office:value-type="float" office:value="66.1111111111111" calcext:value-type="float">
            <text:p>66.11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-3.5" calcext:value-type="float">
            <text:p>-3.5</text:p>
          </table:table-cell>
          <table:table-cell table:formula="of:=[.D6]+9.44444444444444" office:value-type="float" office:value="56.6666666666666" calcext:value-type="float">
            <text:p>56.67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2" office:value-type="float" office:value="-2.6" calcext:value-type="float">
            <text:p>-2.6</text:p>
          </table:table-cell>
          <table:table-cell table:formula="of:=[.D7]+9.44444444444444" office:value-type="float" office:value="47.2222222222222" calcext:value-type="float">
            <text:p>47.22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2" office:value-type="float" office:value="-2.5" calcext:value-type="float">
            <text:p>-2.5</text:p>
          </table:table-cell>
          <table:table-cell table:formula="of:=[.D8]+9.44444444444444" office:value-type="float" office:value="37.7777777777778" calcext:value-type="float">
            <text:p>37.78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-2.25" calcext:value-type="float">
            <text:p>-2.25</text:p>
          </table:table-cell>
          <table:table-cell table:formula="of:=[.D9]+9.44444444444444" office:value-type="float" office:value="28.3333333333333" calcext:value-type="float">
            <text:p>28.33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style-name="ce2" office:value-type="float" office:value="-1.75" calcext:value-type="float">
            <text:p>-1.75</text:p>
          </table:table-cell>
          <table:table-cell table:formula="of:=[.D10]+9.44444444444444" office:value-type="float" office:value="18.8888888888889" calcext:value-type="float">
            <text:p>18.89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-1.1" calcext:value-type="float">
            <text:p>-1.1</text:p>
          </table:table-cell>
          <table:table-cell table:formula="of:=[.D11]+9.44444444444444" office:value-type="float" office:value="9.44444444444444" calcext:value-type="float">
            <text:p>9.4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"/>
          <table:table-cell/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Default" table:formula="of:=[.D11]-9.44"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style-name="Default" table:formula="of:=[.D12]-9.44" office:value-type="float" office:value="-18.88" calcext:value-type="float">
            <text:p>-18.88</text:p>
          </table:table-cell>
          <table:table-cell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Default" table:formula="of:=[.D13]-9.44" office:value-type="float" office:value="-28.32" calcext:value-type="float">
            <text:p>-28.3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Default" table:formula="of:=[.D14]-9.44" office:value-type="float" office:value="-37.76" calcext:value-type="float">
            <text:p>-37.76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Default" table:formula="of:=[.D15]-9.44" office:value-type="float" office:value="-47.2" calcext:value-type="float">
            <text:p>-47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 table:formula="of:=[.D16]-9.44" office:value-type="float" office:value="-56.64" calcext:value-type="float">
            <text:p>-56.64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Default" table:formula="of:=[.D17]-9.44" office:value-type="float" office:value="-66.08" calcext:value-type="float">
            <text:p>-66.08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C2:Sheet1.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17:44:16.4650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16:14:06.658084000</meta:creation-date>
    <dc:date>2017-11-03T17:50:40.477944000</dc:date>
    <meta:editing-duration>PT51M52S</meta:editing-duration>
    <meta:editing-cycles>13</meta:editing-cycles>
    <meta:generator>LibreOffice/5.4.2.2$MacOSX_X86_64 LibreOffice_project/22b09f6418e8c2d508a9eaf86b2399209b0990f4</meta:generator>
    <meta:document-statistic meta:table-count="1" meta:cell-count="90" meta:object-count="0"/>
    <meta:user-defined meta:name=""/>
  </office:meta>
</office:document-meta>
</file>